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abe72" officeooo:paragraph-rsid="001abe72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b8974" officeooo:paragraph-rsid="001b8974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d5f96" officeooo:paragraph-rsid="001d5f96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abe72" officeooo:paragraph-rsid="001abe72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5f96" officeooo:paragraph-rsid="001d5f9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d5f96" officeooo:paragraph-rsid="001f3fe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f3fec" officeooo:paragraph-rsid="001f3fe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b8974" officeooo:paragraph-rsid="001b8974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line-through-style="none" style:text-line-through-type="none" style:text-position="super 58%" fo:font-size="12pt" fo:font-weight="normal" officeooo:rsid="001abe72" officeooo:paragraph-rsid="001abe72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1" fo:font-size="12pt" fo:font-weight="normal" officeooo:rsid="001f3fec" officeooo:paragraph-rsid="001f3fec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204ccc" officeooo:paragraph-rsid="00204cc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d5f96" officeooo:paragraph-rsid="001d5f9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normal" officeooo:rsid="001d5f96" officeooo:paragraph-rsid="001d5f96" style:font-size-asian="10.5pt" style:font-weight-asian="normal" style:font-size-complex="12pt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position="super 58%"/>
    </style:style>
    <style:style style:name="T3" style:family="text">
      <style:text-properties officeooo:rsid="001b897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0</text:p>
      <text:p text:style-name="P5"/>
      <text:p text:style-name="P2">Cargas:</text:p>
      <text:p text:style-name="P6"/>
      <text:p text:style-name="P6">Carga del electrón q=<text:span text:style-name="T1"> 1.6 x 10</text:span><text:span text:style-name="T2">-19</text:span></text:p>
      <text:p text:style-name="P11"/>
      <text:p text:style-name="P6"><text:span text:style-name="T2"><draw:frame draw:style-name="fr1" draw:name="Object1" text:anchor-type="as-char" svg:y="-0.619cm" svg:width="2.768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/text:span></text:p>
      <text:p text:style-name="P11"/>
      <text:p text:style-name="P6">q1, q2= cargas<text:tab/><text:tab/>r = distancia que las separa</text:p>
      <text:p text:style-name="P6"/>
      <text:p text:style-name="P6">q1 sobre q2 <text:tab/><text:tab/><draw:frame draw:style-name="fr1" draw:name="Object2" text:anchor-type="as-char" svg:y="-0.377cm" svg:width="0.392cm" svg:height="0.467cm" draw:z-index="1"><draw:object xlink:href="./Object 2" xlink:type="simple" xlink:show="embed" xlink:actuate="onLoad"/><draw:image xlink:href="./ObjectReplacements/Object 2" xlink:type="simple" xlink:show="embed" xlink:actuate="onLoad"/></draw:frame>= vector que va de q1 a q2</text:p>
      <text:p text:style-name="P6"/>
      <text:p text:style-name="P6"><text:tab/> <text:s/><text:span text:style-name="T3">r<text:tab/> <text:s text:c="7"/></text:span><text:span text:style-name="T3"><draw:frame draw:style-name="fr1" draw:name="Object3" text:anchor-type="as-char" svg:y="-0.377cm" svg:width="0.6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">----.---------------.-----------&gt;</text:p>
      <text:p text:style-name="P6"><text:s text:c="5"/><text:span text:style-name="T3">q1 <text:s text:c="15"/>q2</text:span></text:p>
      <text:p text:style-name="P6"/>
      <text:p text:style-name="P6"/>
      <text:p text:style-name="P6"><draw:frame draw:style-name="fr1" draw:name="Object4" text:anchor-type="as-char" svg:y="-0.427cm" svg:width="2.551cm" svg:height="0.51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3">Energia potencial</text:p>
      <text:p text:style-name="P10"/>
      <text:p text:style-name="P10"><draw:frame draw:style-name="fr1" draw:name="Object5" text:anchor-type="as-char" svg:y="-0.669cm" svg:width="3.258cm" svg:height="1.04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/>
      <text:p text:style-name="P10"><draw:frame draw:style-name="fr1" draw:name="Object6" text:anchor-type="as-char" svg:y="-0.427cm" svg:width="1.459cm" svg:height="0.51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0"/>
      <text:p text:style-name="P10"><draw:frame draw:style-name="fr1" draw:name="Object7" text:anchor-type="as-char" svg:y="-0.427cm" svg:width="1.976cm" svg:height="0.5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/>
      <text:p text:style-name="P10"><draw:frame draw:style-name="fr1" draw:name="Object8" text:anchor-type="as-char" svg:y="-0.377cm" svg:width="1.55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0"/>
      <text:p text:style-name="P7">Enerigia potencial = carga x <text:s/>potencial</text:p>
      <text:p text:style-name="P7"/>
      <text:p text:style-name="P7"><text:s text:c="8"/>J<text:tab/><text:tab/> <text:s text:c="5"/>= <text:s text:c="2"/>C<text:tab/> <text:s text:c="4"/>V</text:p>
      <text:p text:style-name="P7"/>
      <text:p text:style-name="P7"/>
      <text:p text:style-name="P7">15v ·------------pila 5v--------10V---------pila 5v--------·5v</text:p>
      <text:p text:style-name="P7"/>
      <text:p text:style-name="P7"/>
      <text:p text:style-name="P4">Intensidad</text:p>
      <text:p text:style-name="P7"/>
      <text:p text:style-name="P7">Intensidad = carga por unidad de tiempo</text:p>
      <text:p text:style-name="P7"/>
      <text:p text:style-name="P7"><draw:frame draw:style-name="fr1" draw:name="Object11" text:anchor-type="as-char" svg:y="-0.377cm" svg:width="1.558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7"/>
      <text:p text:style-name="P7"/>
      <text:p text:style-name="P7"/>
      <text:p text:style-name="P15"/>
      <text:p text:style-name="P4"><text:soft-page-break/>Ley de ohm</text:p>
      <text:p text:style-name="P4"/>
      <text:p text:style-name="P4"><text:s text:c="5"/>----<text:span text:style-name="T4">I</text:span>----&gt;</text:p>
      <text:p text:style-name="P7">V1---------V2</text:p>
      <text:p text:style-name="P7"/>
      <text:p text:style-name="P9">V1-V2</text:p>
      <text:p text:style-name="P8">V1&gt;V2</text:p>
      <text:p text:style-name="P8"/>
      <text:p text:style-name="P8"><draw:frame draw:style-name="fr1" draw:name="Object9" text:anchor-type="as-char" svg:y="-0.377cm" svg:width="2.692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6"><text:tab/></text:p>
      <text:p text:style-name="P6"><draw:frame draw:style-name="fr1" draw:name="Object10" text:anchor-type="as-char" svg:y="-0.619cm" svg:width="1.483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/>
      <text:p text:style-name="P9">Resistencia = resistividad * (longitud/superficie diametral)</text:p>
      <text:p text:style-name="P9">ohmio = <text:span text:style-name="T5">Ω</text:span></text:p>
      <text:p text:style-name="P12"/>
      <text:p text:style-name="P13">Sentido real de la corriente → del polo negativo al positivo</text:p>
      <text:p text:style-name="P13"/>
      <text:p text:style-name="P13">Sentido “comodo” → del polo positivo al nega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1:37:25.074405199</meta:creation-date>
    <dc:date>2018-09-14T00:24:08.184672901</dc:date>
    <meta:editing-duration>PT10M42S</meta:editing-duration>
    <meta:editing-cycles>4</meta:editing-cycles>
    <meta:generator>LibreOffice/6.0.6.2$Linux_X86_64 LibreOffice_project/00m0$Build-2</meta:generator>
    <meta:document-statistic meta:table-count="0" meta:image-count="0" meta:object-count="11" meta:page-count="2" meta:paragraph-count="33" meta:word-count="103" meta:character-count="624" meta:non-whitespace-character-count="489"/>
  </office:meta>
</office:document-meta>
</file>

<file path=Object 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K</mi>
      </mrow>
      <mrow>
        <mfrac>
          <mrow>
            <mi>q</mi>
            <mrow>
              <mn>1</mn>
              <mo stretchy="false">⋅</mo>
              <mi>q</mi>
            </mrow>
            <mn>2</mn>
          </mrow>
          <msup>
            <mi>r</mi>
            <mn>2</mn>
          </msup>
        </mfrac>
        <mo stretchy="false">⋅</mo>
        <mover accent="true">
          <mi>r</mi>
          <mo stretchy="false">^</mo>
        </mover>
      </mrow>
    </mrow>
    <annotation encoding="StarMath 5.0">vec F= K { q1 cdot q2  } over {r^2} cdot hat {r}  </annotation>
  </semantics>
</math>
</file>

<file path=Object 10/content.xml><?xml version="1.0" encoding="utf-8"?>
<math xmlns="http://www.w3.org/1998/Math/MathML" display="block">
  <semantics>
    <mrow>
      <mrow>
        <mi>R</mi>
        <mo stretchy="false">=</mo>
        <mi>ρ</mi>
      </mrow>
      <mfrac>
        <mi>L</mi>
        <mi>S</mi>
      </mfrac>
    </mrow>
    <annotation encoding="StarMath 5.0">R=ρ  {L} over {S} 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i>C</mi>
        <mo stretchy="false">/</mo>
        <mi>s</mi>
      </mrow>
    </mrow>
    <annotation encoding="StarMath 5.0">A=C/s</annotation>
  </semantics>
</math>
</file>

<file path=Object 2/content.xml><?xml version="1.0" encoding="utf-8"?>
<math xmlns="http://www.w3.org/1998/Math/MathML" display="block">
  <semantics>
    <mover accent="true">
      <mi>r</mi>
      <mo stretchy="false">^</mo>
    </mover>
    <annotation encoding="StarMath 5.0">hat r
 </annotation>
  </semantics>
</math>
</file>

<file path=Object 3/content.xml><?xml version="1.0" encoding="utf-8"?>
<math xmlns="http://www.w3.org/1998/Math/MathML" display="block">
  <semantics>
    <mover accent="true">
      <msub>
        <mi>r</mi>
        <mn>12</mn>
      </msub>
      <mo stretchy="false">^</mo>
    </mover>
    <annotation encoding="StarMath 5.0">hat r_12 </annotation>
  </semantics>
</math>
</file>

<file path=Object 4/content.xml><?xml version="1.0" encoding="utf-8"?>
<math xmlns="http://www.w3.org/1998/Math/MathML" display="block">
  <semantics>
    <mrow>
      <mover accent="true">
        <mi>F</mi>
        <mo stretchy="false">⃗</mo>
      </mover>
      <mi>q</mi>
      <mn>1</mn>
      <mi mathvariant="italic">sobre</mi>
      <mi>q</mi>
      <mn>2</mn>
    </mrow>
    <annotation encoding="StarMath 5.0">vec F  q1 sobre q2

</annotation>
  </semantics>
</math>
</file>

<file path=Object 5/content.xml><?xml version="1.0" encoding="utf-8"?>
<math xmlns="http://www.w3.org/1998/Math/MathML" display="block">
  <semantics>
    <mrow>
      <mrow>
        <mfrac>
          <mover accent="true">
            <mi>F</mi>
            <mo stretchy="false">⃗</mo>
          </mover>
          <mrow>
            <mi>q</mi>
            <mn>1</mn>
          </mrow>
        </mfrac>
        <mo stretchy="false">=</mo>
        <mi>K</mi>
      </mrow>
      <mfrac>
        <mrow>
          <mi>q</mi>
          <mn>2</mn>
        </mrow>
        <mrow>
          <mi>r</mi>
          <mn>²</mn>
        </mrow>
      </mfrac>
      <mrow>
        <mover accent="true">
          <mi>r</mi>
          <mo stretchy="false">^</mo>
        </mover>
        <mo stretchy="false">=</mo>
        <mover accent="true">
          <msub>
            <mi>E</mi>
            <mrow>
              <mi>q</mi>
              <mn>2</mn>
            </mrow>
          </msub>
          <mo stretchy="false">⃗</mo>
        </mover>
      </mrow>
    </mrow>
    <annotation encoding="StarMath 5.0">{ vec F } over {q1} =K {q2} over {r²} hat r =vec E_q2  </annotation>
  </semantics>
</math>
</file>

<file path=Object 6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g</mi>
        <mo stretchy="false">⃗</mo>
      </mover>
    </mrow>
    <annotation encoding="StarMath 5.0">vec F = m vec g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n>1</mn>
      <mover accent="true">
        <msub>
          <mi>E</mi>
          <mrow>
            <mi>q</mi>
            <mn>2</mn>
          </mrow>
        </msub>
        <mo stretchy="false">⃗</mo>
      </mover>
    </mrow>
    <annotation encoding="StarMath 5.0">vec F = q1 vec E_q2</annotation>
  </semantics>
</math>
</file>

<file path=Object 8/content.xml><?xml version="1.0" encoding="utf-8"?>
<math xmlns="http://www.w3.org/1998/Math/MathML" display="block">
  <semantics>
    <mrow>
      <msub>
        <mi>E</mi>
        <mi>p</mi>
      </msub>
      <mo stretchy="false">=</mo>
      <mi mathvariant="italic">qV</mi>
    </mrow>
    <annotation encoding="StarMath 5.0">E_p = qV

</annotation>
  </semantics>
</math>
</file>

<file path=Object 9/content.xml><?xml version="1.0" encoding="utf-8"?>
<math xmlns="http://www.w3.org/1998/Math/MathML" display="block">
  <semantics>
    <mrow>
      <mi>V</mi>
      <mrow>
        <mn>1</mn>
        <mo stretchy="false">−</mo>
        <mi>V</mi>
      </mrow>
      <mrow>
        <mn>2</mn>
        <mo stretchy="false">=</mo>
        <mrow>
          <mi>I</mi>
          <mo stretchy="false">⋅</mo>
          <mi>R</mi>
        </mrow>
      </mrow>
    </mrow>
    <annotation encoding="StarMath 5.0">V1 - V2=I cdot R </annotation>
  </semantics>
</math>
</file>